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TituloDemostrativo" style:master-page-name="PortadaDemostrativos">
      <style:paragraph-properties style:page-number="auto"/>
      <style:text-properties officeooo:rsid="00115d88" officeooo:paragraph-rsid="00115d88"/>
    </style:style>
    <style:style style:name="P3" style:family="paragraph" style:parent-style-name="Nivel1" style:master-page-name="Pagina">
      <style:paragraph-properties style:page-number="auto"/>
    </style:style>
    <style:style style:name="P4" style:family="paragraph" style:parent-style-name="Textos" style:master-page-name="Pagina">
      <style:paragraph-properties style:page-number="auto"/>
    </style:style>
    <style:style style:name="P5" style:family="paragraph" style:parent-style-name="Textos">
      <style:text-properties officeooo:rsid="0015a0f3" officeooo:paragraph-rsid="0015a0f3"/>
    </style:style>
    <style:style style:name="P6" style:family="paragraph" style:parent-style-name="TablaContenidosDemostrativo" style:master-page-name="Pagina">
      <style:paragraph-properties style:page-number="auto"/>
    </style:style>
    <style:style style:name="P7" style:family="paragraph" style:parent-style-name="CuerpoTabla">
      <style:text-properties officeooo:rsid="00166289" officeooo:paragraph-rsid="00166289"/>
    </style:style>
    <style:style style:name="P8" style:family="paragraph" style:parent-style-name="Tabla_20_contenidos_20_nivel1">
      <style:paragraph-properties>
        <style:tab-stops>
          <style:tab-stop style:position="17cm" style:type="right" style:leader-style="dotted" style:leader-text="."/>
        </style:tab-stops>
      </style:paragraph-properties>
    </style:style>
    <style:style style:name="P9"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115d88"/>
    </style:style>
    <style:style style:name="T2" style:family="text">
      <style:text-properties officeooo:rsid="0015a0f3"/>
    </style:style>
    <style:style style:name="T3" style:family="text">
      <style:text-properties officeooo:rsid="001662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0.<text:span text:style-name="T2">6</text:span></text:p>
      <text:p text:style-name="Standard"/>
      <text:p text:style-name="SubtituloPortadaYDemostrativos">Tipo de documento: Acta</text:p>
      <text:p text:style-name="SubtituloPortadaYDemostrativos"><text:span text:style-name="T2">11</text:span>/1<text:span text:style-name="T1">2</text:span>/13</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7">AR0.6</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2">11</text:span>/1<text:span text:style-name="T1">2</text:span>/2013</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4">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2">11</text:span>/1<text:span text:style-name="T1">2</text:span>/13</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2">11</text:span>/1<text:span text:style-name="T1">2</text:span>/13</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6">Tabla de contenido</text:p>
          </text:index-title>
          <text:p text:style-name="P8"><text:a xlink:type="simple" xlink:href="#__RefHeading__1803_1352885363" text:style-name="Index_20_Link" text:visited-style-name="Index_20_Link">Datos de la reunión:<text:tab/>4</text:a></text:p>
          <text:p text:style-name="P9"><text:a xlink:type="simple" xlink:href="#__RefHeading__744_302876939" text:style-name="Index_20_Link" text:visited-style-name="Index_20_Link">Tabla 01. Datos de la reunión, 2013<text:tab/>4</text:a></text:p>
          <text:p text:style-name="P8"><text:a xlink:type="simple" xlink:href="#__RefHeading__746_302876939" text:style-name="Index_20_Link" text:visited-style-name="Index_20_Link">Puntos del orden del día:<text:tab/>4</text:a></text:p>
          <text:p text:style-name="P8"><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3"><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2">11</text:span>/1<text:span text:style-name="T1">2</text:span>/2013</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CuerpoTabla">16:<text:span text:style-name="T2">00</text:span></text:p>
          </table:table-cell>
        </table:table-row>
        <table:table-row>
          <table:table-cell table:style-name="Tabla6.A2" office:value-type="string">
            <text:p text:style-name="TituloColumnaTabla">Hora de fiscalización:</text:p>
          </table:table-cell>
          <table:table-cell table:style-name="Tabla6.B2" office:value-type="string">
            <text:p text:style-name="CuerpoTabla">17:<text:span text:style-name="T2">23</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3<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5">Se comenzó la reunión hablando primero de las tareas pendientes de cada uno. Comenzó Manuel Cid diciendo que había acabado de subir al github la acta de la semana pasada,acabó la modificación del post del blog sobre el parseado v1 que quito también las conexiones del archivo público para mayor seguridad y el changelog del Getracer. Pendientes tiene casi acabado el script del parseado v2 , queda pendiente instalar los nodos al gestor de cola y hacer las pruebas junto con Silvia. Y la tarea de revisar el documento de despiece de elementos normalizado.</text:p>
      <text:p text:style-name="P5">Luego pasamos a las tareas pendientes de Silvia,que son : subir al blog lo de google analytics y lo de social-media, luego la instalación de los nodos del gestor de cola junto con Manuel y luego le queda por completo el diagrama de Gantt sobre las actividades.</text:p>
      <text:p text:style-name="P5">Las tareas pendientes que tiene Roberto son casi todas,esta semana estuvo recopilando información para los experimentos. Dice que también tiene pendiente lo del CESGA. Luego le mandó la revisión de los documentos enviados por Marta(OMA).Una sugerencia que hizo Roberto es que necesita una segunda tarjeta de red para el cluster.</text:p>
      <text:p text:style-name="P5"/>
      <text:p text:style-name="P5"><text:soft-page-break/>Aparte de esto se comentaron otra serie de cuestiones . Javier dijo que tenía que revisar si tenía alguna IP libre. También comentó que con todo esto no hace falta asignar mas tareas que las que están pendientes. Respecto a los entregarles ,tenían que estar subidos como muy tarde el 2 y 3 de Enero. Y por último revisar como hacer para la refrigeración líquida de los componentes <text:span text:style-name="T3">porque no está siendo viable por su exceso de precios individuales de cada componente. Y con esto acabó la reunión del 11/12/2013.</text:span></text:p>
      <text:p text:style-name="Textos"/>
      <text:p text:style-name="Textos"/>
      <text:p text:style-name="Textos"/>
      <text:p text:style-name="Textos"/>
      <text:p text:style-name="Footer"/>
      <text:p text:style-name="Footer"/>
      <text:p text:style-name="Standard"/>
      <text:p text:style-name="Standard"/>
      <text:p text:style-name="SubtituloPortadaYDemostrativo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text:bookmark-start text:name="__RefHeading__1801_1352885363"/><text:bookmark-end text:name="__RefHeading__1801_1352885363"/></text:p>
      <text:p text:style-name="SubtituloPortadaYDemostrativos"/>
      <text:p text:style-name="SubtituloPortadaYDemostrativos"/>
      <text:p text:style-name="Nivel2"><text:bookmark-start text:name="__RefHeading__639_378043852"/><text:bookmark-end text:name="__RefHeading__639_378043852"/></text:p>
      <text:p text:style-name="Nivel3"/>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3</meta:editing-cycles>
    <meta:generator>LibreOffice/4.1.2.3$Linux_X86_64 LibreOffice_project/410m0$Build-3</meta:generator>
    <dc:date>2013-12-12T16:24:29.891887110</dc:date>
    <meta:document-statistic meta:table-count="5" meta:image-count="3" meta:object-count="0" meta:page-count="5" meta:paragraph-count="66" meta:word-count="442" meta:character-count="2668" meta:non-whitespace-character-count="2251"/>
  </office:meta>
</office:document-meta>
</file>